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nearCurveFit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Least Squares Curve Fit for a Lin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SUM([.C14:.C50])" office:value-type="float" office:value="4514">
            <text:p>4514.00</text:p>
          </table:table-cell>
          <table:table-cell office:value-type="string">
            <text:p><text:s/>= SumX</text:p>
          </table:table-cell>
        </table:table-row>
        <table:table-row table:style-name="ro1">
          <table:table-cell table:number-columns-repeated="2"/>
          <table:table-cell office:value-type="string">
            <text:p>Derived m</text:p>
          </table:table-cell>
          <table:table-cell table:formula="of:=([.H5]*[.H6]-[.B50]*[.H8])/([.H5]*[.H5]-[.B50]*[.H7])" office:value-type="float" office:value="0.554733256878288">
            <text:p>0.5547332569</text:p>
          </table:table-cell>
          <table:table-cell table:formula="of:=5/9" office:value-type="float" office:value="0.555555555555556">
            <text:p>0.5555555556</text:p>
          </table:table-cell>
          <table:table-cell office:value-type="string">
            <text:p><text:s/>= m</text:p>
          </table:table-cell>
          <table:table-cell/>
          <table:table-cell table:formula="of:=SUM([.F14:.F50])" office:value-type="float" office:value="1839.82648997195">
            <text:p>1839.83</text:p>
          </table:table-cell>
          <table:table-cell office:value-type="string">
            <text:p><text:s/>= SumY'</text:p>
          </table:table-cell>
        </table:table-row>
        <table:table-row table:style-name="ro1">
          <table:table-cell table:number-columns-repeated="2"/>
          <table:table-cell office:value-type="string">
            <text:p>Derived b</text:p>
          </table:table-cell>
          <table:table-cell table:formula="of:=([.H6]-[.D6]*[.H5])/[.B50]" office:value-type="float" office:value="-17.9524170696389">
            <text:p>-17.9524170696</text:p>
          </table:table-cell>
          <table:table-cell table:formula="of:=-32*5/9" office:value-type="float" office:value="-17.7777777777778">
            <text:p>-17.7777777778</text:p>
          </table:table-cell>
          <table:table-cell office:value-type="string">
            <text:p><text:s/>= b</text:p>
          </table:table-cell>
          <table:table-cell/>
          <table:table-cell table:formula="of:=SUM([.G14:.G50])" office:value-type="float" office:value="656158">
            <text:p>656158.00</text:p>
          </table:table-cell>
          <table:table-cell office:value-type="string">
            <text:p><text:s/>= SumX*X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<text:s/>= Error Magnitude</text:p>
          </table:table-cell>
          <table:table-cell/>
          <table:table-cell table:formula="of:=SUM([.H14:.H50])" office:value-type="float" office:value="282955.453714393">
            <text:p>282955.45</text:p>
          </table:table-cell>
          <table:table-cell office:value-type="string">
            <text:p><text:s/>= SumX*Y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Deg F</text:p>
          </table:table-cell>
          <table:table-cell office:value-type="string">
            <text:p>Deg C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Measurement</text:p>
          </table:table-cell>
          <table:table-cell table:style-name="ce1" office:value-type="string">
            <text:p>For Summing</text:p>
          </table:table-cell>
          <table:table-cell office:value-type="string">
            <text:p>For Summing</text:p>
          </table:table-cell>
          <table:table-cell table:style-name="ce2" office:value-type="string">
            <text:p>Calculated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2" office:value-type="string">
            <text:p>e</text:p>
          </table:table-cell>
          <table:table-cell table:style-name="ce2" office:value-type="string">
            <text:p>Y'</text:p>
          </table:table-cell>
          <table:table-cell table:style-name="ce1" office:value-type="string">
            <text:p>X*X</text:p>
          </table:table-cell>
          <table:table-cell office:value-type="string">
            <text:p>X*Y'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2" table:formula="of:=[.$E$6]*[.C14]+[.$E$7]" office:value-type="float" office:value="0">
            <text:p>0.00</text:p>
          </table:table-cell>
          <table:table-cell table:style-name="ce2" table:formula="of:=RAND()*2*[.$E$8]-[.$E$8]" office:value-type="float" office:value="-0.890359975397587">
            <text:p>-0.89</text:p>
          </table:table-cell>
          <table:table-cell table:style-name="ce2" table:formula="of:=[.$E$6]*[.C14]+[.$E$7]+[.E14]" office:value-type="float" office:value="-0.890359975397587">
            <text:p>-0.89</text:p>
          </table:table-cell>
          <table:table-cell table:style-name="ce1" table:formula="of:=[.C14]*[.C14]" office:value-type="float" office:value="1024">
            <text:p>1024</text:p>
          </table:table-cell>
          <table:table-cell table:formula="of:=[.C14]*[.F14]" office:value-type="float" office:value="-28.4915192127228">
            <text:p>-28.49</text:p>
          </table:table-cell>
          <table:table-cell table:style-name="ce2" table:formula="of:=[.$D$6]*[.C14]+[.$D$7]" office:value-type="float" office:value="-0.200952849533724">
            <text:p>-0.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5" office:value-type="float" office:value="37">
            <text:p>37</text:p>
          </table:table-cell>
          <table:table-cell table:style-name="ce2" table:formula="of:=[.$E$6]*[.C15]+[.$E$7]" office:value-type="float" office:value="2.77777777777778">
            <text:p>2.78</text:p>
          </table:table-cell>
          <table:table-cell table:style-name="ce2" table:formula="of:=RAND()*2*[.$E$8]-[.$E$8]" office:value-type="float" office:value="0.307008922100067">
            <text:p>0.31</text:p>
          </table:table-cell>
          <table:table-cell table:style-name="ce2" table:formula="of:=[.$E$6]*[.C15]+[.$E$7]+[.E15]" office:value-type="float" office:value="3.08478669987785">
            <text:p>3.08</text:p>
          </table:table-cell>
          <table:table-cell table:style-name="ce1" table:formula="of:=[.C15]*[.C15]" office:value-type="float" office:value="1369">
            <text:p>1369</text:p>
          </table:table-cell>
          <table:table-cell table:formula="of:=[.C15]*[.F15]" office:value-type="float" office:value="114.13710789548">
            <text:p>114.14</text:p>
          </table:table-cell>
          <table:table-cell table:style-name="ce2" table:formula="of:=[.$D$6]*[.C15]+[.$D$7]" office:value-type="float" office:value="2.57271343485771">
            <text:p>2.5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5" office:value-type="float" office:value="42">
            <text:p>42</text:p>
          </table:table-cell>
          <table:table-cell table:style-name="ce2" table:formula="of:=[.$E$6]*[.C16]+[.$E$7]" office:value-type="float" office:value="5.55555555555556">
            <text:p>5.56</text:p>
          </table:table-cell>
          <table:table-cell table:style-name="ce2" table:formula="of:=RAND()*2*[.$E$8]-[.$E$8]" office:value-type="float" office:value="1.10520340688527">
            <text:p>1.11</text:p>
          </table:table-cell>
          <table:table-cell table:style-name="ce2" table:formula="of:=[.$E$6]*[.C16]+[.$E$7]+[.E16]" office:value-type="float" office:value="6.66075896244082">
            <text:p>6.66</text:p>
          </table:table-cell>
          <table:table-cell table:style-name="ce1" table:formula="of:=[.C16]*[.C16]" office:value-type="float" office:value="1764">
            <text:p>1764</text:p>
          </table:table-cell>
          <table:table-cell table:formula="of:=[.C16]*[.F16]" office:value-type="float" office:value="279.751876422515">
            <text:p>279.75</text:p>
          </table:table-cell>
          <table:table-cell table:style-name="ce2" table:formula="of:=[.$D$6]*[.C16]+[.$D$7]" office:value-type="float" office:value="5.34637971924915">
            <text:p>5.3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5" office:value-type="float" office:value="47">
            <text:p>47</text:p>
          </table:table-cell>
          <table:table-cell table:style-name="ce2" table:formula="of:=[.$E$6]*[.C17]+[.$E$7]" office:value-type="float" office:value="8.33333333333333">
            <text:p>8.33</text:p>
          </table:table-cell>
          <table:table-cell table:style-name="ce2" table:formula="of:=RAND()*2*[.$E$8]-[.$E$8]" office:value-type="float" office:value="1.69989481568337">
            <text:p>1.70</text:p>
          </table:table-cell>
          <table:table-cell table:style-name="ce2" table:formula="of:=[.$E$6]*[.C17]+[.$E$7]+[.E17]" office:value-type="float" office:value="10.0332281490167">
            <text:p>10.03</text:p>
          </table:table-cell>
          <table:table-cell table:style-name="ce1" table:formula="of:=[.C17]*[.C17]" office:value-type="float" office:value="2209">
            <text:p>2209</text:p>
          </table:table-cell>
          <table:table-cell table:formula="of:=[.C17]*[.F17]" office:value-type="float" office:value="471.561723003785">
            <text:p>471.56</text:p>
          </table:table-cell>
          <table:table-cell table:style-name="ce2" table:formula="of:=[.$D$6]*[.C17]+[.$D$7]" office:value-type="float" office:value="8.12004600364059">
            <text:p>8.1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5" office:value-type="float" office:value="52">
            <text:p>52</text:p>
          </table:table-cell>
          <table:table-cell table:style-name="ce2" table:formula="of:=[.$E$6]*[.C18]+[.$E$7]" office:value-type="float" office:value="11.1111111111111">
            <text:p>11.11</text:p>
          </table:table-cell>
          <table:table-cell table:style-name="ce2" table:formula="of:=RAND()*2*[.$E$8]-[.$E$8]" office:value-type="float" office:value="0.777399471960962">
            <text:p>0.78</text:p>
          </table:table-cell>
          <table:table-cell table:style-name="ce2" table:formula="of:=[.$E$6]*[.C18]+[.$E$7]+[.E18]" office:value-type="float" office:value="11.8885105830721">
            <text:p>11.89</text:p>
          </table:table-cell>
          <table:table-cell table:style-name="ce1" table:formula="of:=[.C18]*[.C18]" office:value-type="float" office:value="2704">
            <text:p>2704</text:p>
          </table:table-cell>
          <table:table-cell table:formula="of:=[.C18]*[.F18]" office:value-type="float" office:value="618.202550319748">
            <text:p>618.20</text:p>
          </table:table-cell>
          <table:table-cell table:style-name="ce2" table:formula="of:=[.$D$6]*[.C18]+[.$D$7]" office:value-type="float" office:value="10.893712288032">
            <text:p>10.8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5" office:value-type="float" office:value="57">
            <text:p>57</text:p>
          </table:table-cell>
          <table:table-cell table:style-name="ce2" table:formula="of:=[.$E$6]*[.C19]+[.$E$7]" office:value-type="float" office:value="13.8888888888889">
            <text:p>13.89</text:p>
          </table:table-cell>
          <table:table-cell table:style-name="ce2" table:formula="of:=RAND()*2*[.$E$8]-[.$E$8]" office:value-type="float" office:value="-1.25869790837169">
            <text:p>-1.26</text:p>
          </table:table-cell>
          <table:table-cell table:style-name="ce2" table:formula="of:=[.$E$6]*[.C19]+[.$E$7]+[.E19]" office:value-type="float" office:value="12.6301909805172">
            <text:p>12.63</text:p>
          </table:table-cell>
          <table:table-cell table:style-name="ce1" table:formula="of:=[.C19]*[.C19]" office:value-type="float" office:value="3249">
            <text:p>3249</text:p>
          </table:table-cell>
          <table:table-cell table:formula="of:=[.C19]*[.F19]" office:value-type="float" office:value="719.920885889481">
            <text:p>719.92</text:p>
          </table:table-cell>
          <table:table-cell table:style-name="ce2" table:formula="of:=[.$D$6]*[.C19]+[.$D$7]" office:value-type="float" office:value="13.6673785724235">
            <text:p>13.6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5" office:value-type="float" office:value="62">
            <text:p>62</text:p>
          </table:table-cell>
          <table:table-cell table:style-name="ce2" table:formula="of:=[.$E$6]*[.C20]+[.$E$7]" office:value-type="float" office:value="16.6666666666667">
            <text:p>16.67</text:p>
          </table:table-cell>
          <table:table-cell table:style-name="ce2" table:formula="of:=RAND()*2*[.$E$8]-[.$E$8]" office:value-type="float" office:value="-0.677778224460781">
            <text:p>-0.68</text:p>
          </table:table-cell>
          <table:table-cell table:style-name="ce2" table:formula="of:=[.$E$6]*[.C20]+[.$E$7]+[.E20]" office:value-type="float" office:value="15.9888884422059">
            <text:p>15.99</text:p>
          </table:table-cell>
          <table:table-cell table:style-name="ce1" table:formula="of:=[.C20]*[.C20]" office:value-type="float" office:value="3844">
            <text:p>3844</text:p>
          </table:table-cell>
          <table:table-cell table:formula="of:=[.C20]*[.F20]" office:value-type="float" office:value="991.311083416765">
            <text:p>991.31</text:p>
          </table:table-cell>
          <table:table-cell table:style-name="ce2" table:formula="of:=[.$D$6]*[.C20]+[.$D$7]" office:value-type="float" office:value="16.4410448568149">
            <text:p>16.4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5" office:value-type="float" office:value="67">
            <text:p>67</text:p>
          </table:table-cell>
          <table:table-cell table:style-name="ce2" table:formula="of:=[.$E$6]*[.C21]+[.$E$7]" office:value-type="float" office:value="19.4444444444444">
            <text:p>19.44</text:p>
          </table:table-cell>
          <table:table-cell table:style-name="ce2" table:formula="of:=RAND()*2*[.$E$8]-[.$E$8]" office:value-type="float" office:value="-1.35594982653856">
            <text:p>-1.36</text:p>
          </table:table-cell>
          <table:table-cell table:style-name="ce2" table:formula="of:=[.$E$6]*[.C21]+[.$E$7]+[.E21]" office:value-type="float" office:value="18.0884946179059">
            <text:p>18.09</text:p>
          </table:table-cell>
          <table:table-cell table:style-name="ce1" table:formula="of:=[.C21]*[.C21]" office:value-type="float" office:value="4489">
            <text:p>4489</text:p>
          </table:table-cell>
          <table:table-cell table:formula="of:=[.C21]*[.F21]" office:value-type="float" office:value="1211.92913939969">
            <text:p>1211.93</text:p>
          </table:table-cell>
          <table:table-cell table:style-name="ce2" table:formula="of:=[.$D$6]*[.C21]+[.$D$7]" office:value-type="float" office:value="19.2147111412064">
            <text:p>19.2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5" office:value-type="float" office:value="72">
            <text:p>72</text:p>
          </table:table-cell>
          <table:table-cell table:style-name="ce2" table:formula="of:=[.$E$6]*[.C22]+[.$E$7]" office:value-type="float" office:value="22.2222222222222">
            <text:p>22.22</text:p>
          </table:table-cell>
          <table:table-cell table:style-name="ce2" table:formula="of:=RAND()*2*[.$E$8]-[.$E$8]" office:value-type="float" office:value="0.399589810520411">
            <text:p>0.40</text:p>
          </table:table-cell>
          <table:table-cell table:style-name="ce2" table:formula="of:=[.$E$6]*[.C22]+[.$E$7]+[.E22]" office:value-type="float" office:value="22.6218120327426">
            <text:p>22.62</text:p>
          </table:table-cell>
          <table:table-cell table:style-name="ce1" table:formula="of:=[.C22]*[.C22]" office:value-type="float" office:value="5184">
            <text:p>5184</text:p>
          </table:table-cell>
          <table:table-cell table:formula="of:=[.C22]*[.F22]" office:value-type="float" office:value="1628.77046635747">
            <text:p>1628.77</text:p>
          </table:table-cell>
          <table:table-cell table:style-name="ce2" table:formula="of:=[.$D$6]*[.C22]+[.$D$7]" office:value-type="float" office:value="21.9883774255978">
            <text:p>21.9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5" office:value-type="float" office:value="77">
            <text:p>77</text:p>
          </table:table-cell>
          <table:table-cell table:style-name="ce2" table:formula="of:=[.$E$6]*[.C23]+[.$E$7]" office:value-type="float" office:value="25">
            <text:p>25.00</text:p>
          </table:table-cell>
          <table:table-cell table:style-name="ce2" table:formula="of:=RAND()*2*[.$E$8]-[.$E$8]" office:value-type="float" office:value="-0.872660807333887">
            <text:p>-0.87</text:p>
          </table:table-cell>
          <table:table-cell table:style-name="ce2" table:formula="of:=[.$E$6]*[.C23]+[.$E$7]+[.E23]" office:value-type="float" office:value="24.1273391926661">
            <text:p>24.13</text:p>
          </table:table-cell>
          <table:table-cell table:style-name="ce1" table:formula="of:=[.C23]*[.C23]" office:value-type="float" office:value="5929">
            <text:p>5929</text:p>
          </table:table-cell>
          <table:table-cell table:formula="of:=[.C23]*[.F23]" office:value-type="float" office:value="1857.80511783529">
            <text:p>1857.81</text:p>
          </table:table-cell>
          <table:table-cell table:style-name="ce2" table:formula="of:=[.$D$6]*[.C23]+[.$D$7]" office:value-type="float" office:value="24.7620437099892">
            <text:p>24.7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5" office:value-type="float" office:value="82">
            <text:p>82</text:p>
          </table:table-cell>
          <table:table-cell table:style-name="ce2" table:formula="of:=[.$E$6]*[.C24]+[.$E$7]" office:value-type="float" office:value="27.7777777777778">
            <text:p>27.78</text:p>
          </table:table-cell>
          <table:table-cell table:style-name="ce2" table:formula="of:=RAND()*2*[.$E$8]-[.$E$8]" office:value-type="float" office:value="0.435637999325991">
            <text:p>0.44</text:p>
          </table:table-cell>
          <table:table-cell table:style-name="ce2" table:formula="of:=[.$E$6]*[.C24]+[.$E$7]+[.E24]" office:value-type="float" office:value="28.2134157771038">
            <text:p>28.21</text:p>
          </table:table-cell>
          <table:table-cell table:style-name="ce1" table:formula="of:=[.C24]*[.C24]" office:value-type="float" office:value="6724">
            <text:p>6724</text:p>
          </table:table-cell>
          <table:table-cell table:formula="of:=[.C24]*[.F24]" office:value-type="float" office:value="2313.50009372251">
            <text:p>2313.50</text:p>
          </table:table-cell>
          <table:table-cell table:style-name="ce2" table:formula="of:=[.$D$6]*[.C24]+[.$D$7]" office:value-type="float" office:value="27.5357099943807">
            <text:p>27.5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5" office:value-type="float" office:value="87">
            <text:p>87</text:p>
          </table:table-cell>
          <table:table-cell table:style-name="ce2" table:formula="of:=[.$E$6]*[.C25]+[.$E$7]" office:value-type="float" office:value="30.5555555555556">
            <text:p>30.56</text:p>
          </table:table-cell>
          <table:table-cell table:style-name="ce2" table:formula="of:=RAND()*2*[.$E$8]-[.$E$8]" office:value-type="float" office:value="-1.69370085094124">
            <text:p>-1.69</text:p>
          </table:table-cell>
          <table:table-cell table:style-name="ce2" table:formula="of:=[.$E$6]*[.C25]+[.$E$7]+[.E25]" office:value-type="float" office:value="28.8618547046143">
            <text:p>28.86</text:p>
          </table:table-cell>
          <table:table-cell table:style-name="ce1" table:formula="of:=[.C25]*[.C25]" office:value-type="float" office:value="7569">
            <text:p>7569</text:p>
          </table:table-cell>
          <table:table-cell table:formula="of:=[.C25]*[.F25]" office:value-type="float" office:value="2510.98135930145">
            <text:p>2510.98</text:p>
          </table:table-cell>
          <table:table-cell table:style-name="ce2" table:formula="of:=[.$D$6]*[.C25]+[.$D$7]" office:value-type="float" office:value="30.3093762787721">
            <text:p>30.3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5" office:value-type="float" office:value="92">
            <text:p>92</text:p>
          </table:table-cell>
          <table:table-cell table:style-name="ce2" table:formula="of:=[.$E$6]*[.C26]+[.$E$7]" office:value-type="float" office:value="33.3333333333333">
            <text:p>33.33</text:p>
          </table:table-cell>
          <table:table-cell table:style-name="ce2" table:formula="of:=RAND()*2*[.$E$8]-[.$E$8]" office:value-type="float" office:value="-1.02055151760578">
            <text:p>-1.02</text:p>
          </table:table-cell>
          <table:table-cell table:style-name="ce2" table:formula="of:=[.$E$6]*[.C26]+[.$E$7]+[.E26]" office:value-type="float" office:value="32.3127818157276">
            <text:p>32.31</text:p>
          </table:table-cell>
          <table:table-cell table:style-name="ce1" table:formula="of:=[.C26]*[.C26]" office:value-type="float" office:value="8464">
            <text:p>8464</text:p>
          </table:table-cell>
          <table:table-cell table:formula="of:=[.C26]*[.F26]" office:value-type="float" office:value="2972.77592704694">
            <text:p>2972.78</text:p>
          </table:table-cell>
          <table:table-cell table:style-name="ce2" table:formula="of:=[.$D$6]*[.C26]+[.$D$7]" office:value-type="float" office:value="33.0830425631635">
            <text:p>33.0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5" office:value-type="float" office:value="97">
            <text:p>97</text:p>
          </table:table-cell>
          <table:table-cell table:style-name="ce2" table:formula="of:=[.$E$6]*[.C27]+[.$E$7]" office:value-type="float" office:value="36.1111111111111">
            <text:p>36.11</text:p>
          </table:table-cell>
          <table:table-cell table:style-name="ce2" table:formula="of:=RAND()*2*[.$E$8]-[.$E$8]" office:value-type="float" office:value="1.4762014625594">
            <text:p>1.48</text:p>
          </table:table-cell>
          <table:table-cell table:style-name="ce2" table:formula="of:=[.$E$6]*[.C27]+[.$E$7]+[.E27]" office:value-type="float" office:value="37.5873125736705">
            <text:p>37.59</text:p>
          </table:table-cell>
          <table:table-cell table:style-name="ce1" table:formula="of:=[.C27]*[.C27]" office:value-type="float" office:value="9409">
            <text:p>9409</text:p>
          </table:table-cell>
          <table:table-cell table:formula="of:=[.C27]*[.F27]" office:value-type="float" office:value="3645.96931964604">
            <text:p>3645.97</text:p>
          </table:table-cell>
          <table:table-cell table:style-name="ce2" table:formula="of:=[.$D$6]*[.C27]+[.$D$7]" office:value-type="float" office:value="35.856708847555">
            <text:p>35.8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5" office:value-type="float" office:value="102">
            <text:p>102</text:p>
          </table:table-cell>
          <table:table-cell table:style-name="ce2" table:formula="of:=[.$E$6]*[.C28]+[.$E$7]" office:value-type="float" office:value="38.8888888888889">
            <text:p>38.89</text:p>
          </table:table-cell>
          <table:table-cell table:style-name="ce2" table:formula="of:=RAND()*2*[.$E$8]-[.$E$8]" office:value-type="float" office:value="-0.245415611192584">
            <text:p>-0.25</text:p>
          </table:table-cell>
          <table:table-cell table:style-name="ce2" table:formula="of:=[.$E$6]*[.C28]+[.$E$7]+[.E28]" office:value-type="float" office:value="38.6434732776963">
            <text:p>38.64</text:p>
          </table:table-cell>
          <table:table-cell table:style-name="ce1" table:formula="of:=[.C28]*[.C28]" office:value-type="float" office:value="10404">
            <text:p>10404</text:p>
          </table:table-cell>
          <table:table-cell table:formula="of:=[.C28]*[.F28]" office:value-type="float" office:value="3941.63427432502">
            <text:p>3941.63</text:p>
          </table:table-cell>
          <table:table-cell table:style-name="ce2" table:formula="of:=[.$D$6]*[.C28]+[.$D$7]" office:value-type="float" office:value="38.6303751319464">
            <text:p>38.6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5" office:value-type="float" office:value="107">
            <text:p>107</text:p>
          </table:table-cell>
          <table:table-cell table:style-name="ce2" table:formula="of:=[.$E$6]*[.C29]+[.$E$7]" office:value-type="float" office:value="41.6666666666667">
            <text:p>41.67</text:p>
          </table:table-cell>
          <table:table-cell table:style-name="ce2" table:formula="of:=RAND()*2*[.$E$8]-[.$E$8]" office:value-type="float" office:value="0.934063892811537">
            <text:p>0.93</text:p>
          </table:table-cell>
          <table:table-cell table:style-name="ce2" table:formula="of:=[.$E$6]*[.C29]+[.$E$7]+[.E29]" office:value-type="float" office:value="42.6007305594782">
            <text:p>42.60</text:p>
          </table:table-cell>
          <table:table-cell table:style-name="ce1" table:formula="of:=[.C29]*[.C29]" office:value-type="float" office:value="11449">
            <text:p>11449</text:p>
          </table:table-cell>
          <table:table-cell table:formula="of:=[.C29]*[.F29]" office:value-type="float" office:value="4558.27816986417">
            <text:p>4558.28</text:p>
          </table:table-cell>
          <table:table-cell table:style-name="ce2" table:formula="of:=[.$D$6]*[.C29]+[.$D$7]" office:value-type="float" office:value="41.4040414163379">
            <text:p>41.4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5" office:value-type="float" office:value="112">
            <text:p>112</text:p>
          </table:table-cell>
          <table:table-cell table:style-name="ce2" table:formula="of:=[.$E$6]*[.C30]+[.$E$7]" office:value-type="float" office:value="44.4444444444444">
            <text:p>44.44</text:p>
          </table:table-cell>
          <table:table-cell table:style-name="ce2" table:formula="of:=RAND()*2*[.$E$8]-[.$E$8]" office:value-type="float" office:value="-1.84002230968326">
            <text:p>-1.84</text:p>
          </table:table-cell>
          <table:table-cell table:style-name="ce2" table:formula="of:=[.$E$6]*[.C30]+[.$E$7]+[.E30]" office:value-type="float" office:value="42.6044221347612">
            <text:p>42.60</text:p>
          </table:table-cell>
          <table:table-cell table:style-name="ce1" table:formula="of:=[.C30]*[.C30]" office:value-type="float" office:value="12544">
            <text:p>12544</text:p>
          </table:table-cell>
          <table:table-cell table:formula="of:=[.C30]*[.F30]" office:value-type="float" office:value="4771.69527909325">
            <text:p>4771.70</text:p>
          </table:table-cell>
          <table:table-cell table:style-name="ce2" table:formula="of:=[.$D$6]*[.C30]+[.$D$7]" office:value-type="float" office:value="44.1777077007293">
            <text:p>44.1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5" office:value-type="float" office:value="117">
            <text:p>117</text:p>
          </table:table-cell>
          <table:table-cell table:style-name="ce2" table:formula="of:=[.$E$6]*[.C31]+[.$E$7]" office:value-type="float" office:value="47.2222222222222">
            <text:p>47.22</text:p>
          </table:table-cell>
          <table:table-cell table:style-name="ce2" table:formula="of:=RAND()*2*[.$E$8]-[.$E$8]" office:value-type="float" office:value="-1.52308306843042">
            <text:p>-1.52</text:p>
          </table:table-cell>
          <table:table-cell table:style-name="ce2" table:formula="of:=[.$E$6]*[.C31]+[.$E$7]+[.E31]" office:value-type="float" office:value="45.6991391537918">
            <text:p>45.70</text:p>
          </table:table-cell>
          <table:table-cell table:style-name="ce1" table:formula="of:=[.C31]*[.C31]" office:value-type="float" office:value="13689">
            <text:p>13689</text:p>
          </table:table-cell>
          <table:table-cell table:formula="of:=[.C31]*[.F31]" office:value-type="float" office:value="5346.79928099364">
            <text:p>5346.80</text:p>
          </table:table-cell>
          <table:table-cell table:style-name="ce2" table:formula="of:=[.$D$6]*[.C31]+[.$D$7]" office:value-type="float" office:value="46.9513739851207">
            <text:p>46.9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5" office:value-type="float" office:value="122">
            <text:p>122</text:p>
          </table:table-cell>
          <table:table-cell table:style-name="ce2" table:formula="of:=[.$E$6]*[.C32]+[.$E$7]" office:value-type="float" office:value="50">
            <text:p>50.00</text:p>
          </table:table-cell>
          <table:table-cell table:style-name="ce2" table:formula="of:=RAND()*2*[.$E$8]-[.$E$8]" office:value-type="float" office:value="-1.23838159628212">
            <text:p>-1.24</text:p>
          </table:table-cell>
          <table:table-cell table:style-name="ce2" table:formula="of:=[.$E$6]*[.C32]+[.$E$7]+[.E32]" office:value-type="float" office:value="48.7616184037179">
            <text:p>48.76</text:p>
          </table:table-cell>
          <table:table-cell table:style-name="ce1" table:formula="of:=[.C32]*[.C32]" office:value-type="float" office:value="14884">
            <text:p>14884</text:p>
          </table:table-cell>
          <table:table-cell table:formula="of:=[.C32]*[.F32]" office:value-type="float" office:value="5948.91744525358">
            <text:p>5948.92</text:p>
          </table:table-cell>
          <table:table-cell table:style-name="ce2" table:formula="of:=[.$D$6]*[.C32]+[.$D$7]" office:value-type="float" office:value="49.7250402695122">
            <text:p>49.7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5" office:value-type="float" office:value="127">
            <text:p>127</text:p>
          </table:table-cell>
          <table:table-cell table:style-name="ce2" table:formula="of:=[.$E$6]*[.C33]+[.$E$7]" office:value-type="float" office:value="52.7777777777778">
            <text:p>52.78</text:p>
          </table:table-cell>
          <table:table-cell table:style-name="ce2" table:formula="of:=RAND()*2*[.$E$8]-[.$E$8]" office:value-type="float" office:value="-1.3409686665982">
            <text:p>-1.34</text:p>
          </table:table-cell>
          <table:table-cell table:style-name="ce2" table:formula="of:=[.$E$6]*[.C33]+[.$E$7]+[.E33]" office:value-type="float" office:value="51.4368091111796">
            <text:p>51.44</text:p>
          </table:table-cell>
          <table:table-cell table:style-name="ce1" table:formula="of:=[.C33]*[.C33]" office:value-type="float" office:value="16129">
            <text:p>16129</text:p>
          </table:table-cell>
          <table:table-cell table:formula="of:=[.C33]*[.F33]" office:value-type="float" office:value="6532.47475711981">
            <text:p>6532.47</text:p>
          </table:table-cell>
          <table:table-cell table:style-name="ce2" table:formula="of:=[.$D$6]*[.C33]+[.$D$7]" office:value-type="float" office:value="52.4987065539036">
            <text:p>52.5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5" office:value-type="float" office:value="132">
            <text:p>132</text:p>
          </table:table-cell>
          <table:table-cell table:style-name="ce2" table:formula="of:=[.$E$6]*[.C34]+[.$E$7]" office:value-type="float" office:value="55.5555555555556">
            <text:p>55.56</text:p>
          </table:table-cell>
          <table:table-cell table:style-name="ce2" table:formula="of:=RAND()*2*[.$E$8]-[.$E$8]" office:value-type="float" office:value="1.70787578076124">
            <text:p>1.71</text:p>
          </table:table-cell>
          <table:table-cell table:style-name="ce2" table:formula="of:=[.$E$6]*[.C34]+[.$E$7]+[.E34]" office:value-type="float" office:value="57.2634313363168">
            <text:p>57.26</text:p>
          </table:table-cell>
          <table:table-cell table:style-name="ce1" table:formula="of:=[.C34]*[.C34]" office:value-type="float" office:value="17424">
            <text:p>17424</text:p>
          </table:table-cell>
          <table:table-cell table:formula="of:=[.C34]*[.F34]" office:value-type="float" office:value="7558.77293639382">
            <text:p>7558.77</text:p>
          </table:table-cell>
          <table:table-cell table:style-name="ce2" table:formula="of:=[.$D$6]*[.C34]+[.$D$7]" office:value-type="float" office:value="55.2723728382951">
            <text:p>55.2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5" office:value-type="float" office:value="137">
            <text:p>137</text:p>
          </table:table-cell>
          <table:table-cell table:style-name="ce2" table:formula="of:=[.$E$6]*[.C35]+[.$E$7]" office:value-type="float" office:value="58.3333333333333">
            <text:p>58.33</text:p>
          </table:table-cell>
          <table:table-cell table:style-name="ce2" table:formula="of:=RAND()*2*[.$E$8]-[.$E$8]" office:value-type="float" office:value="-1.08814174961299">
            <text:p>-1.09</text:p>
          </table:table-cell>
          <table:table-cell table:style-name="ce2" table:formula="of:=[.$E$6]*[.C35]+[.$E$7]+[.E35]" office:value-type="float" office:value="57.2451915837203">
            <text:p>57.25</text:p>
          </table:table-cell>
          <table:table-cell table:style-name="ce1" table:formula="of:=[.C35]*[.C35]" office:value-type="float" office:value="18769">
            <text:p>18769</text:p>
          </table:table-cell>
          <table:table-cell table:formula="of:=[.C35]*[.F35]" office:value-type="float" office:value="7842.59124696969">
            <text:p>7842.59</text:p>
          </table:table-cell>
          <table:table-cell table:style-name="ce2" table:formula="of:=[.$D$6]*[.C35]+[.$D$7]" office:value-type="float" office:value="58.0460391226865">
            <text:p>58.0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5" office:value-type="float" office:value="142">
            <text:p>142</text:p>
          </table:table-cell>
          <table:table-cell table:style-name="ce2" table:formula="of:=[.$E$6]*[.C36]+[.$E$7]" office:value-type="float" office:value="61.1111111111111">
            <text:p>61.11</text:p>
          </table:table-cell>
          <table:table-cell table:style-name="ce2" table:formula="of:=RAND()*2*[.$E$8]-[.$E$8]" office:value-type="float" office:value="-0.451243621297181">
            <text:p>-0.45</text:p>
          </table:table-cell>
          <table:table-cell table:style-name="ce2" table:formula="of:=[.$E$6]*[.C36]+[.$E$7]+[.E36]" office:value-type="float" office:value="60.6598674898139">
            <text:p>60.66</text:p>
          </table:table-cell>
          <table:table-cell table:style-name="ce1" table:formula="of:=[.C36]*[.C36]" office:value-type="float" office:value="20164">
            <text:p>20164</text:p>
          </table:table-cell>
          <table:table-cell table:formula="of:=[.C36]*[.F36]" office:value-type="float" office:value="8613.70118355358">
            <text:p>8613.70</text:p>
          </table:table-cell>
          <table:table-cell table:style-name="ce2" table:formula="of:=[.$D$6]*[.C36]+[.$D$7]" office:value-type="float" office:value="60.8197054070779">
            <text:p>60.8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5" office:value-type="float" office:value="147">
            <text:p>147</text:p>
          </table:table-cell>
          <table:table-cell table:style-name="ce2" table:formula="of:=[.$E$6]*[.C37]+[.$E$7]" office:value-type="float" office:value="63.8888888888889">
            <text:p>63.89</text:p>
          </table:table-cell>
          <table:table-cell table:style-name="ce2" table:formula="of:=RAND()*2*[.$E$8]-[.$E$8]" office:value-type="float" office:value="-1.54304428119212">
            <text:p>-1.54</text:p>
          </table:table-cell>
          <table:table-cell table:style-name="ce2" table:formula="of:=[.$E$6]*[.C37]+[.$E$7]+[.E37]" office:value-type="float" office:value="62.3458446076968">
            <text:p>62.35</text:p>
          </table:table-cell>
          <table:table-cell table:style-name="ce1" table:formula="of:=[.C37]*[.C37]" office:value-type="float" office:value="21609">
            <text:p>21609</text:p>
          </table:table-cell>
          <table:table-cell table:formula="of:=[.C37]*[.F37]" office:value-type="float" office:value="9164.83915733143">
            <text:p>9164.84</text:p>
          </table:table-cell>
          <table:table-cell table:style-name="ce2" table:formula="of:=[.$D$6]*[.C37]+[.$D$7]" office:value-type="float" office:value="63.5933716914694">
            <text:p>63.5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5" office:value-type="float" office:value="152">
            <text:p>152</text:p>
          </table:table-cell>
          <table:table-cell table:style-name="ce2" table:formula="of:=[.$E$6]*[.C38]+[.$E$7]" office:value-type="float" office:value="66.6666666666667">
            <text:p>66.67</text:p>
          </table:table-cell>
          <table:table-cell table:style-name="ce2" table:formula="of:=RAND()*2*[.$E$8]-[.$E$8]" office:value-type="float" office:value="-1.16634486336261">
            <text:p>-1.17</text:p>
          </table:table-cell>
          <table:table-cell table:style-name="ce2" table:formula="of:=[.$E$6]*[.C38]+[.$E$7]+[.E38]" office:value-type="float" office:value="65.5003218033041">
            <text:p>65.50</text:p>
          </table:table-cell>
          <table:table-cell table:style-name="ce1" table:formula="of:=[.C38]*[.C38]" office:value-type="float" office:value="23104">
            <text:p>23104</text:p>
          </table:table-cell>
          <table:table-cell table:formula="of:=[.C38]*[.F38]" office:value-type="float" office:value="9956.04891410222">
            <text:p>9956.05</text:p>
          </table:table-cell>
          <table:table-cell table:style-name="ce2" table:formula="of:=[.$D$6]*[.C38]+[.$D$7]" office:value-type="float" office:value="66.3670379758608">
            <text:p>66.37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5" office:value-type="float" office:value="157">
            <text:p>157</text:p>
          </table:table-cell>
          <table:table-cell table:style-name="ce2" table:formula="of:=[.$E$6]*[.C39]+[.$E$7]" office:value-type="float" office:value="69.4444444444445">
            <text:p>69.44</text:p>
          </table:table-cell>
          <table:table-cell table:style-name="ce2" table:formula="of:=RAND()*2*[.$E$8]-[.$E$8]" office:value-type="float" office:value="1.95786558836699">
            <text:p>1.96</text:p>
          </table:table-cell>
          <table:table-cell table:style-name="ce2" table:formula="of:=[.$E$6]*[.C39]+[.$E$7]+[.E39]" office:value-type="float" office:value="71.4023100328114">
            <text:p>71.40</text:p>
          </table:table-cell>
          <table:table-cell table:style-name="ce1" table:formula="of:=[.C39]*[.C39]" office:value-type="float" office:value="24649">
            <text:p>24649</text:p>
          </table:table-cell>
          <table:table-cell table:formula="of:=[.C39]*[.F39]" office:value-type="float" office:value="11210.1626751514">
            <text:p>11210.16</text:p>
          </table:table-cell>
          <table:table-cell table:style-name="ce2" table:formula="of:=[.$D$6]*[.C39]+[.$D$7]" office:value-type="float" office:value="69.1407042602522">
            <text:p>69.1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5" office:value-type="float" office:value="162">
            <text:p>162</text:p>
          </table:table-cell>
          <table:table-cell table:style-name="ce2" table:formula="of:=[.$E$6]*[.C40]+[.$E$7]" office:value-type="float" office:value="72.2222222222222">
            <text:p>72.22</text:p>
          </table:table-cell>
          <table:table-cell table:style-name="ce2" table:formula="of:=RAND()*2*[.$E$8]-[.$E$8]" office:value-type="float" office:value="-0.238135615363717">
            <text:p>-0.24</text:p>
          </table:table-cell>
          <table:table-cell table:style-name="ce2" table:formula="of:=[.$E$6]*[.C40]+[.$E$7]+[.E40]" office:value-type="float" office:value="71.9840866068585">
            <text:p>71.98</text:p>
          </table:table-cell>
          <table:table-cell table:style-name="ce1" table:formula="of:=[.C40]*[.C40]" office:value-type="float" office:value="26244">
            <text:p>26244</text:p>
          </table:table-cell>
          <table:table-cell table:formula="of:=[.C40]*[.F40]" office:value-type="float" office:value="11661.4220303111">
            <text:p>11661.42</text:p>
          </table:table-cell>
          <table:table-cell table:style-name="ce2" table:formula="of:=[.$D$6]*[.C40]+[.$D$7]" office:value-type="float" office:value="71.9143705446437">
            <text:p>71.9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5" office:value-type="float" office:value="167">
            <text:p>167</text:p>
          </table:table-cell>
          <table:table-cell table:style-name="ce2" table:formula="of:=[.$E$6]*[.C41]+[.$E$7]" office:value-type="float" office:value="75">
            <text:p>75.00</text:p>
          </table:table-cell>
          <table:table-cell table:style-name="ce2" table:formula="of:=RAND()*2*[.$E$8]-[.$E$8]" office:value-type="float" office:value="-1.41459019109607">
            <text:p>-1.41</text:p>
          </table:table-cell>
          <table:table-cell table:style-name="ce2" table:formula="of:=[.$E$6]*[.C41]+[.$E$7]+[.E41]" office:value-type="float" office:value="73.5854098089039">
            <text:p>73.59</text:p>
          </table:table-cell>
          <table:table-cell table:style-name="ce1" table:formula="of:=[.C41]*[.C41]" office:value-type="float" office:value="27889">
            <text:p>27889</text:p>
          </table:table-cell>
          <table:table-cell table:formula="of:=[.C41]*[.F41]" office:value-type="float" office:value="12288.763438087">
            <text:p>12288.76</text:p>
          </table:table-cell>
          <table:table-cell table:style-name="ce2" table:formula="of:=[.$D$6]*[.C41]+[.$D$7]" office:value-type="float" office:value="74.6880368290351">
            <text:p>74.6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5" office:value-type="float" office:value="172">
            <text:p>172</text:p>
          </table:table-cell>
          <table:table-cell table:style-name="ce2" table:formula="of:=[.$E$6]*[.C42]+[.$E$7]" office:value-type="float" office:value="77.7777777777778">
            <text:p>77.78</text:p>
          </table:table-cell>
          <table:table-cell table:style-name="ce2" table:formula="of:=RAND()*2*[.$E$8]-[.$E$8]" office:value-type="float" office:value="-0.510849872604013">
            <text:p>-0.51</text:p>
          </table:table-cell>
          <table:table-cell table:style-name="ce2" table:formula="of:=[.$E$6]*[.C42]+[.$E$7]+[.E42]" office:value-type="float" office:value="77.2669279051738">
            <text:p>77.27</text:p>
          </table:table-cell>
          <table:table-cell table:style-name="ce1" table:formula="of:=[.C42]*[.C42]" office:value-type="float" office:value="29584">
            <text:p>29584</text:p>
          </table:table-cell>
          <table:table-cell table:formula="of:=[.C42]*[.F42]" office:value-type="float" office:value="13289.9115996899">
            <text:p>13289.91</text:p>
          </table:table-cell>
          <table:table-cell table:style-name="ce2" table:formula="of:=[.$D$6]*[.C42]+[.$D$7]" office:value-type="float" office:value="77.4617031134266">
            <text:p>77.46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5" office:value-type="float" office:value="177">
            <text:p>177</text:p>
          </table:table-cell>
          <table:table-cell table:style-name="ce2" table:formula="of:=[.$E$6]*[.C43]+[.$E$7]" office:value-type="float" office:value="80.5555555555556">
            <text:p>80.56</text:p>
          </table:table-cell>
          <table:table-cell table:style-name="ce2" table:formula="of:=RAND()*2*[.$E$8]-[.$E$8]" office:value-type="float" office:value="0.857196643017232">
            <text:p>0.86</text:p>
          </table:table-cell>
          <table:table-cell table:style-name="ce2" table:formula="of:=[.$E$6]*[.C43]+[.$E$7]+[.E43]" office:value-type="float" office:value="81.4127521985728">
            <text:p>81.41</text:p>
          </table:table-cell>
          <table:table-cell table:style-name="ce1" table:formula="of:=[.C43]*[.C43]" office:value-type="float" office:value="31329">
            <text:p>31329</text:p>
          </table:table-cell>
          <table:table-cell table:formula="of:=[.C43]*[.F43]" office:value-type="float" office:value="14410.0571391474">
            <text:p>14410.06</text:p>
          </table:table-cell>
          <table:table-cell table:style-name="ce2" table:formula="of:=[.$D$6]*[.C43]+[.$D$7]" office:value-type="float" office:value="80.235369397818">
            <text:p>80.2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5" office:value-type="float" office:value="182">
            <text:p>182</text:p>
          </table:table-cell>
          <table:table-cell table:style-name="ce2" table:formula="of:=[.$E$6]*[.C44]+[.$E$7]" office:value-type="float" office:value="83.3333333333333">
            <text:p>83.33</text:p>
          </table:table-cell>
          <table:table-cell table:style-name="ce2" table:formula="of:=RAND()*2*[.$E$8]-[.$E$8]" office:value-type="float" office:value="-0.831408468075097">
            <text:p>-0.83</text:p>
          </table:table-cell>
          <table:table-cell table:style-name="ce2" table:formula="of:=[.$E$6]*[.C44]+[.$E$7]+[.E44]" office:value-type="float" office:value="82.5019248652582">
            <text:p>82.50</text:p>
          </table:table-cell>
          <table:table-cell table:style-name="ce1" table:formula="of:=[.C44]*[.C44]" office:value-type="float" office:value="33124">
            <text:p>33124</text:p>
          </table:table-cell>
          <table:table-cell table:formula="of:=[.C44]*[.F44]" office:value-type="float" office:value="15015.350325477">
            <text:p>15015.35</text:p>
          </table:table-cell>
          <table:table-cell table:style-name="ce2" table:formula="of:=[.$D$6]*[.C44]+[.$D$7]" office:value-type="float" office:value="83.0090356822094">
            <text:p>83.0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5" office:value-type="float" office:value="187">
            <text:p>187</text:p>
          </table:table-cell>
          <table:table-cell table:style-name="ce2" table:formula="of:=[.$E$6]*[.C45]+[.$E$7]" office:value-type="float" office:value="86.1111111111111">
            <text:p>86.11</text:p>
          </table:table-cell>
          <table:table-cell table:style-name="ce2" table:formula="of:=RAND()*2*[.$E$8]-[.$E$8]" office:value-type="float" office:value="-0.586495749652386">
            <text:p>-0.59</text:p>
          </table:table-cell>
          <table:table-cell table:style-name="ce2" table:formula="of:=[.$E$6]*[.C45]+[.$E$7]+[.E45]" office:value-type="float" office:value="85.5246153614587">
            <text:p>85.52</text:p>
          </table:table-cell>
          <table:table-cell table:style-name="ce1" table:formula="of:=[.C45]*[.C45]" office:value-type="float" office:value="34969">
            <text:p>34969</text:p>
          </table:table-cell>
          <table:table-cell table:formula="of:=[.C45]*[.F45]" office:value-type="float" office:value="15993.1030725928">
            <text:p>15993.10</text:p>
          </table:table-cell>
          <table:table-cell table:style-name="ce2" table:formula="of:=[.$D$6]*[.C45]+[.$D$7]" office:value-type="float" office:value="85.7827019666009">
            <text:p>85.7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5" office:value-type="float" office:value="192">
            <text:p>192</text:p>
          </table:table-cell>
          <table:table-cell table:style-name="ce2" table:formula="of:=[.$E$6]*[.C46]+[.$E$7]" office:value-type="float" office:value="88.8888888888889">
            <text:p>88.89</text:p>
          </table:table-cell>
          <table:table-cell table:style-name="ce2" table:formula="of:=RAND()*2*[.$E$8]-[.$E$8]" office:value-type="float" office:value="-0.718333406373858">
            <text:p>-0.72</text:p>
          </table:table-cell>
          <table:table-cell table:style-name="ce2" table:formula="of:=[.$E$6]*[.C46]+[.$E$7]+[.E46]" office:value-type="float" office:value="88.170555482515">
            <text:p>88.17</text:p>
          </table:table-cell>
          <table:table-cell table:style-name="ce1" table:formula="of:=[.C46]*[.C46]" office:value-type="float" office:value="36864">
            <text:p>36864</text:p>
          </table:table-cell>
          <table:table-cell table:formula="of:=[.C46]*[.F46]" office:value-type="float" office:value="16928.7466526429">
            <text:p>16928.75</text:p>
          </table:table-cell>
          <table:table-cell table:style-name="ce2" table:formula="of:=[.$D$6]*[.C46]+[.$D$7]" office:value-type="float" office:value="88.5563682509923">
            <text:p>88.56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5" office:value-type="float" office:value="197">
            <text:p>197</text:p>
          </table:table-cell>
          <table:table-cell table:style-name="ce2" table:formula="of:=[.$E$6]*[.C47]+[.$E$7]" office:value-type="float" office:value="91.6666666666667">
            <text:p>91.67</text:p>
          </table:table-cell>
          <table:table-cell table:style-name="ce2" table:formula="of:=RAND()*2*[.$E$8]-[.$E$8]" office:value-type="float" office:value="-0.0172619009390473">
            <text:p>-0.02</text:p>
          </table:table-cell>
          <table:table-cell table:style-name="ce2" table:formula="of:=[.$E$6]*[.C47]+[.$E$7]+[.E47]" office:value-type="float" office:value="91.6494047657276">
            <text:p>91.65</text:p>
          </table:table-cell>
          <table:table-cell table:style-name="ce1" table:formula="of:=[.C47]*[.C47]" office:value-type="float" office:value="38809">
            <text:p>38809</text:p>
          </table:table-cell>
          <table:table-cell table:formula="of:=[.C47]*[.F47]" office:value-type="float" office:value="18054.9327388483">
            <text:p>18054.93</text:p>
          </table:table-cell>
          <table:table-cell table:style-name="ce2" table:formula="of:=[.$D$6]*[.C47]+[.$D$7]" office:value-type="float" office:value="91.3300345353838">
            <text:p>91.3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5" office:value-type="float" office:value="202">
            <text:p>202</text:p>
          </table:table-cell>
          <table:table-cell table:style-name="ce2" table:formula="of:=[.$E$6]*[.C48]+[.$E$7]" office:value-type="float" office:value="94.4444444444445">
            <text:p>94.44</text:p>
          </table:table-cell>
          <table:table-cell table:style-name="ce2" table:formula="of:=RAND()*2*[.$E$8]-[.$E$8]" office:value-type="float" office:value="-1.5789768025279">
            <text:p>-1.58</text:p>
          </table:table-cell>
          <table:table-cell table:style-name="ce2" table:formula="of:=[.$E$6]*[.C48]+[.$E$7]+[.E48]" office:value-type="float" office:value="92.8654676419166">
            <text:p>92.87</text:p>
          </table:table-cell>
          <table:table-cell table:style-name="ce1" table:formula="of:=[.C48]*[.C48]" office:value-type="float" office:value="40804">
            <text:p>40804</text:p>
          </table:table-cell>
          <table:table-cell table:formula="of:=[.C48]*[.F48]" office:value-type="float" office:value="18758.8244636671">
            <text:p>18758.82</text:p>
          </table:table-cell>
          <table:table-cell table:style-name="ce2" table:formula="of:=[.$D$6]*[.C48]+[.$D$7]" office:value-type="float" office:value="94.1037008197752">
            <text:p>94.1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5" office:value-type="float" office:value="207">
            <text:p>207</text:p>
          </table:table-cell>
          <table:table-cell table:style-name="ce2" table:formula="of:=[.$E$6]*[.C49]+[.$E$7]" office:value-type="float" office:value="97.2222222222222">
            <text:p>97.22</text:p>
          </table:table-cell>
          <table:table-cell table:style-name="ce2" table:formula="of:=RAND()*2*[.$E$8]-[.$E$8]" office:value-type="float" office:value="1.2278797198087">
            <text:p>1.23</text:p>
          </table:table-cell>
          <table:table-cell table:style-name="ce2" table:formula="of:=[.$E$6]*[.C49]+[.$E$7]+[.E49]" office:value-type="float" office:value="98.4501019420309">
            <text:p>98.45</text:p>
          </table:table-cell>
          <table:table-cell table:style-name="ce1" table:formula="of:=[.C49]*[.C49]" office:value-type="float" office:value="42849">
            <text:p>42849</text:p>
          </table:table-cell>
          <table:table-cell table:formula="of:=[.C49]*[.F49]" office:value-type="float" office:value="20379.1711020004">
            <text:p>20379.17</text:p>
          </table:table-cell>
          <table:table-cell table:style-name="ce2" table:formula="of:=[.$D$6]*[.C49]+[.$D$7]" office:value-type="float" office:value="96.8773671041666">
            <text:p>96.88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5" office:value-type="float" office:value="212">
            <text:p>212</text:p>
          </table:table-cell>
          <table:table-cell table:style-name="ce2" table:formula="of:=[.$E$6]*[.C50]+[.$E$7]" office:value-type="float" office:value="100">
            <text:p>100.00</text:p>
          </table:table-cell>
          <table:table-cell table:style-name="ce2" table:formula="of:=RAND()*2*[.$E$8]-[.$E$8]" office:value-type="float" office:value="1.04306934308261">
            <text:p>1.04</text:p>
          </table:table-cell>
          <table:table-cell table:style-name="ce2" table:formula="of:=[.$E$6]*[.C50]+[.$E$7]+[.E50]" office:value-type="float" office:value="101.043069343083">
            <text:p>101.04</text:p>
          </table:table-cell>
          <table:table-cell table:style-name="ce1" table:formula="of:=[.C50]*[.C50]" office:value-type="float" office:value="44944">
            <text:p>44944</text:p>
          </table:table-cell>
          <table:table-cell table:formula="of:=[.C50]*[.F50]" office:value-type="float" office:value="21421.1307007335">
            <text:p>21421.13</text:p>
          </table:table-cell>
          <table:table-cell table:style-name="ce2" table:formula="of:=[.$D$6]*[.C50]+[.$D$7]" office:value-type="float" office:value="99.6510333885581">
            <text:p>99.65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22in" table:end-y="0.178in" draw:z-index="0" draw:style-name="gr1" draw:text-style-name="P1" svg:width="9.8012in" svg:height="5.3055in" svg:x="0in" svg:y="0.0287in">
              <draw:object draw:notify-on-update-of-ranges="LinearCurveFit.C14:LinearCurveFit.C50 LinearCurveFit.D13:LinearCurveFit.D13 LinearCurveFit.D14:LinearCurveFit.D50 LinearCurveFit.C14:LinearCurveFit.C50 LinearCurveFit.F13:LinearCurveFit.F13 LinearCurveFit.F14:LinearCurveFit.F50 LinearCurveFit.C14:LinearCurveFit.C50 LinearCurveFit.I12:LinearCurveFit.I13 LinearCurveFit.I14:LinearCurveFit.I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14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47S</meta:editing-duration>
    <meta:editing-cycles>2</meta:editing-cycles>
    <meta:generator>OpenOffice/4.1.5$Win32 OpenOffice.org_project/415m1$Build-9789</meta:generator>
    <meta:initial-creator>RCC RCCD</meta:initial-creator>
    <dc:date>2020-03-11T14:13:23.24</dc:date>
    <dc:creator>RCC RCCD</dc:creator>
    <meta:document-statistic meta:table-count="2" meta:cell-count="3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21.594cm" svg:y="5.902cm" style:legend-expansion="high" chart:style-name="ch4"/>
        <chart:plot-area chart:style-name="ch5" table:cell-range-address="LinearCurveFit.C14:LinearCurveFit.D50 LinearCurveFit.D13:LinearCurveFit.D13 LinearCurveFit.F13:LinearCurveFit.F50 LinearCurveFit.I12:LinearCurveFit.I50" chart:data-source-has-labels="row" svg:x="1.535cm" svg:y="2.674cm" svg:width="19.065cm" svg:height="9.526cm">
          <chartooo:coordinate-region svg:x="2.818cm" svg:y="2.886cm" svg:width="17.502cm" svg:height="9.102cm"/>
          <chart:axis chart:dimension="x" chart:name="primary-x" chart:style-name="ch6">
            <chart:title svg:x="9.647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.D14:LinearCurveFit.D50" chart:label-cell-address="LinearCurveFit.D13:LinearCurveFit.D13" chart:class="chart:scatter">
            <chart:domain table:cell-range-address="LinearCurveFit.C14:LinearCurveFit.C50"/>
            <chart:data-point chart:repeated="37"/>
          </chart:series>
          <chart:series chart:style-name="ch12" chart:values-cell-range-address="LinearCurveFit.F14:LinearCurveFit.F50" chart:label-cell-address="LinearCurveFit.F13:LinearCurveFit.F13" chart:class="chart:scatter">
            <chart:data-point chart:repeated="37"/>
          </chart:series>
          <chart:series chart:style-name="ch13" chart:values-cell-range-address="LinearCurveFit.I14:LinearCurveFit.I50" chart:label-cell-address="LinearCurveFit.I12:LinearCurveFit.I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LinearCurveFit.D13:LinearCurveFit.D13</svg:desc>
                </draw:g>
              </table:table-cell>
              <table:table-cell office:value-type="string">
                <text:p>Y'</text:p>
                <draw:g>
                  <svg:desc>LinearCurveFit.F13:LinearCurveFit.F13</svg:desc>
                </draw:g>
              </table:table-cell>
              <table:table-cell office:value-type="string">
                <text:p>Calculated Y</text:p>
                <text:list>
                  <text:list-item>
                    <text:p>Calculated</text:p>
                  </text:list-item>
                  <text:list-item>
                    <text:p>Y</text:p>
                  </text:list-item>
                </text:list>
                <draw:g>
                  <svg:desc>LinearCurveFit.I12:LinearCurveFit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.C14:LinearCurveFit.C50</svg:desc>
                </draw:g>
              </table:table-cell>
              <table:table-cell office:value-type="float" office:value="0">
                <text:p>0</text:p>
                <draw:g>
                  <svg:desc>LinearCurveFit.D14:LinearCurveFit.D50</svg:desc>
                </draw:g>
              </table:table-cell>
              <table:table-cell office:value-type="float" office:value="-0.890359975397587">
                <text:p>-0.890359975397587</text:p>
                <draw:g>
                  <svg:desc>LinearCurveFit.F14:LinearCurveFit.F50</svg:desc>
                </draw:g>
              </table:table-cell>
              <table:table-cell office:value-type="float" office:value="-0.200952849533724">
                <text:p>-0.200952849533724</text:p>
                <draw:g>
                  <svg:desc>LinearCurveFit.I14:LinearCurveFit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.08478669987785">
                <text:p>3.08478669987785</text:p>
              </table:table-cell>
              <table:table-cell office:value-type="float" office:value="2.57271343485771">
                <text:p>2.57271343485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6.66075896244082">
                <text:p>6.66075896244082</text:p>
              </table:table-cell>
              <table:table-cell office:value-type="float" office:value="5.34637971924915">
                <text:p>5.34637971924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.0332281490167">
                <text:p>10.0332281490167</text:p>
              </table:table-cell>
              <table:table-cell office:value-type="float" office:value="8.12004600364059">
                <text:p>8.12004600364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1.8885105830721">
                <text:p>11.8885105830721</text:p>
              </table:table-cell>
              <table:table-cell office:value-type="float" office:value="10.893712288032">
                <text:p>10.893712288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2.6301909805172">
                <text:p>12.6301909805172</text:p>
              </table:table-cell>
              <table:table-cell office:value-type="float" office:value="13.6673785724235">
                <text:p>13.667378572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5.9888884422059">
                <text:p>15.9888884422059</text:p>
              </table:table-cell>
              <table:table-cell office:value-type="float" office:value="16.4410448568149">
                <text:p>16.4410448568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8.0884946179059">
                <text:p>18.0884946179059</text:p>
              </table:table-cell>
              <table:table-cell office:value-type="float" office:value="19.2147111412064">
                <text:p>19.2147111412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6218120327426">
                <text:p>22.6218120327426</text:p>
              </table:table-cell>
              <table:table-cell office:value-type="float" office:value="21.9883774255978">
                <text:p>21.9883774255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1273391926661">
                <text:p>24.1273391926661</text:p>
              </table:table-cell>
              <table:table-cell office:value-type="float" office:value="24.7620437099892">
                <text:p>24.7620437099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8.2134157771038">
                <text:p>28.2134157771038</text:p>
              </table:table-cell>
              <table:table-cell office:value-type="float" office:value="27.5357099943807">
                <text:p>27.5357099943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28.8618547046143">
                <text:p>28.8618547046143</text:p>
              </table:table-cell>
              <table:table-cell office:value-type="float" office:value="30.3093762787721">
                <text:p>30.309376278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2.3127818157276">
                <text:p>32.3127818157276</text:p>
              </table:table-cell>
              <table:table-cell office:value-type="float" office:value="33.0830425631635">
                <text:p>33.0830425631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7.5873125736705">
                <text:p>37.5873125736705</text:p>
              </table:table-cell>
              <table:table-cell office:value-type="float" office:value="35.856708847555">
                <text:p>35.856708847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8.6434732776963">
                <text:p>38.6434732776963</text:p>
              </table:table-cell>
              <table:table-cell office:value-type="float" office:value="38.6303751319464">
                <text:p>38.6303751319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2.6007305594782">
                <text:p>42.6007305594782</text:p>
              </table:table-cell>
              <table:table-cell office:value-type="float" office:value="41.4040414163379">
                <text:p>41.4040414163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.6044221347612">
                <text:p>42.6044221347612</text:p>
              </table:table-cell>
              <table:table-cell office:value-type="float" office:value="44.1777077007293">
                <text:p>44.1777077007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5.6991391537918">
                <text:p>45.6991391537918</text:p>
              </table:table-cell>
              <table:table-cell office:value-type="float" office:value="46.9513739851207">
                <text:p>46.9513739851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8.7616184037179">
                <text:p>48.7616184037179</text:p>
              </table:table-cell>
              <table:table-cell office:value-type="float" office:value="49.7250402695122">
                <text:p>49.7250402695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51.4368091111796">
                <text:p>51.4368091111796</text:p>
              </table:table-cell>
              <table:table-cell office:value-type="float" office:value="52.4987065539036">
                <text:p>52.4987065539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7.2634313363168">
                <text:p>57.2634313363168</text:p>
              </table:table-cell>
              <table:table-cell office:value-type="float" office:value="55.2723728382951">
                <text:p>55.2723728382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7.2451915837203">
                <text:p>57.2451915837203</text:p>
              </table:table-cell>
              <table:table-cell office:value-type="float" office:value="58.0460391226865">
                <text:p>58.0460391226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0.6598674898139">
                <text:p>60.6598674898139</text:p>
              </table:table-cell>
              <table:table-cell office:value-type="float" office:value="60.8197054070779">
                <text:p>60.8197054070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2.3458446076968">
                <text:p>62.3458446076968</text:p>
              </table:table-cell>
              <table:table-cell office:value-type="float" office:value="63.5933716914694">
                <text:p>63.59337169146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5.5003218033041">
                <text:p>65.5003218033041</text:p>
              </table:table-cell>
              <table:table-cell office:value-type="float" office:value="66.3670379758608">
                <text:p>66.3670379758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71.4023100328114">
                <text:p>71.4023100328114</text:p>
              </table:table-cell>
              <table:table-cell office:value-type="float" office:value="69.1407042602522">
                <text:p>69.1407042602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1.9840866068585">
                <text:p>71.9840866068585</text:p>
              </table:table-cell>
              <table:table-cell office:value-type="float" office:value="71.9143705446437">
                <text:p>71.9143705446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73.5854098089039">
                <text:p>73.5854098089039</text:p>
              </table:table-cell>
              <table:table-cell office:value-type="float" office:value="74.6880368290351">
                <text:p>74.6880368290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7.2669279051738">
                <text:p>77.2669279051738</text:p>
              </table:table-cell>
              <table:table-cell office:value-type="float" office:value="77.4617031134266">
                <text:p>77.4617031134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1.4127521985728">
                <text:p>81.4127521985728</text:p>
              </table:table-cell>
              <table:table-cell office:value-type="float" office:value="80.235369397818">
                <text:p>80.235369397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2.5019248652582">
                <text:p>82.5019248652582</text:p>
              </table:table-cell>
              <table:table-cell office:value-type="float" office:value="83.0090356822094">
                <text:p>83.0090356822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5.5246153614587">
                <text:p>85.5246153614587</text:p>
              </table:table-cell>
              <table:table-cell office:value-type="float" office:value="85.7827019666009">
                <text:p>85.7827019666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8.170555482515">
                <text:p>88.170555482515</text:p>
              </table:table-cell>
              <table:table-cell office:value-type="float" office:value="88.5563682509923">
                <text:p>88.5563682509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1.6494047657276">
                <text:p>91.6494047657276</text:p>
              </table:table-cell>
              <table:table-cell office:value-type="float" office:value="91.3300345353838">
                <text:p>91.3300345353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92.8654676419166">
                <text:p>92.8654676419166</text:p>
              </table:table-cell>
              <table:table-cell office:value-type="float" office:value="94.1037008197752">
                <text:p>94.1037008197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8.4501019420309">
                <text:p>98.4501019420309</text:p>
              </table:table-cell>
              <table:table-cell office:value-type="float" office:value="96.8773671041666">
                <text:p>96.8773671041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1.043069343083">
                <text:p>101.043069343083</text:p>
              </table:table-cell>
              <table:table-cell office:value-type="float" office:value="99.6510333885581">
                <text:p>99.6510333885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